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ce65" style:family="table-cell" style:parent-style-name="Default">
      <style:table-cell-properties fo:background-color="#ff00ff"/>
    </style:style>
    <style:style style:name="ce6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36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36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36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5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35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40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63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59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64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64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50" office:value-type="string">
            <text:p>Ստեփան</text:p>
          </table:table-cell>
          <table:table-cell table:style-name="ce63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50" office:value-type="string">
            <text:p>Մարինե</text:p>
          </table:table-cell>
          <table:table-cell table:style-name="ce64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35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40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60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table:number-columns-repeated="2"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her</text:p>
          </table:table-cell>
          <table:table-cell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2700">
            <text:p>2700</text:p>
          </table:table-cell>
          <table:table-cell table:number-columns-repeated="2"/>
        </table:table-row>
        <table:table-row table:style-name="ro12">
          <table:table-cell table:style-name="ce40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3100">
            <text:p>3100</text:p>
          </table:table-cell>
          <table:table-cell table:formula="of:=SUM([.J2];[.J38];[.J39];[.J40];[.J41];[.J42];[.K72];[.K76];[.K104];[.K105];[.K106];[.K107];[.J137];[.J138])" office:value-type="float" office:value="235700">
            <text:p>235700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10" office:value-type="float" office:value="-2250">
            <text:p>-2250</text:p>
          </table:table-cell>
          <table:table-cell table:formula="of:=SUM([.G3];[.G38];[.G71];[.G103];[.G136])" office:value-type="float" office:value="206800">
            <text:p>206800</text:p>
          </table:table-cell>
          <table:table-cell office:value-type="float" office:value="12000">
            <text:p>12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60" office:value-type="string">
            <text:p>Գայանե</text:p>
          </table:table-cell>
          <table:table-cell table:style-name="ce10" office:value-type="float" office:value="-2300">
            <text:p>-2300</text:p>
          </table:table-cell>
          <table:table-cell table:formula="of:=[.K4]-[.K5]" office:value-type="float" office:value="28900">
            <text:p>28900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18600">
            <text:p>186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Նանե</text:p>
          </table:table-cell>
          <table:table-cell table:style-name="ce61" office:value-type="float" office:value="7950">
            <text:p>79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9700">
            <text:p>970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10" office:value-type="float" office:value="-3000">
            <text:p>-30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Սարգիս</text:p>
          </table:table-cell>
          <table:table-cell table:style-name="ce10" office:value-type="float" office:value="-500">
            <text:p>-500</text:p>
          </table:table-cell>
          <table:table-cell/>
          <table:table-cell office:value-type="float" office:value="15000">
            <text:p>15000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43" office:value-type="string">
            <text:p>Գենա</text:p>
          </table:table-cell>
          <table:table-cell table:style-name="ce10" office:value-type="float" office:value="-14500">
            <text:p>-14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9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7" office:value-type="float" office:value="400">
            <text:p>400</text:p>
          </table:table-cell>
          <table:table-cell/>
          <table:table-cell office:value-type="float" office:value="7700">
            <text:p>7700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10" office:value-type="float" office:value="-400">
            <text:p>-4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7" office:value-type="float" office:value="150">
            <text:p>150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10" office:value-type="float" office:value="-2350">
            <text:p>-235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50" office:value-type="string">
            <text:p>Ստեփան</text:p>
          </table:table-cell>
          <table:table-cell table:style-name="ce7" office:value-type="float" office:value="19700">
            <text:p>197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8850">
            <text:p>88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7600">
            <text:p>7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7950">
            <text:p>795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650">
            <text:p>6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2650">
            <text:p>2650</text:p>
          </table:table-cell>
          <table:table-cell/>
          <table:table-cell office:value-type="float" office:value="3000">
            <text:p>3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10" office:value-type="float" office:value="-2050">
            <text:p>-205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10" office:value-type="float" office:value="-1300">
            <text:p>-1300</text:p>
          </table:table-cell>
          <table:table-cell/>
          <table:table-cell office:value-type="float" office:value="11900">
            <text:p>119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10" office:value-type="float" office:value="-700">
            <text:p>-700</text:p>
          </table:table-cell>
          <table:table-cell/>
          <table:table-cell table:style-name="ce3" office:value-type="float" office:value="7700">
            <text:p>7700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10" office:value-type="float" office:value="-700">
            <text:p>-700</text:p>
          </table:table-cell>
          <table:table-cell/>
          <table:table-cell office:value-type="float" office:value="7700">
            <text:p>7700</text:p>
          </table:table-cell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Default" office:value-type="string">
            <text:p>Artsvi</text:p>
          </table:table-cell>
          <table:table-cell table:number-columns-repeated="2"/>
          <table:table-cell office:value-type="float" office:value="6000">
            <text:p>6000</text:p>
          </table:table-cell>
        </table:table-row>
        <table:table-row table:style-name="ro12">
          <table:table-cell table:number-columns-repeated="8"/>
          <table:table-cell table:style-name="ce35"/>
          <table:table-cell table:number-columns-repeated="2"/>
          <table:table-cell table:formula="of:=SUM([.L2:.L34])" office:value-type="float" office:value="124000">
            <text:p>124000</text:p>
          </table:table-cell>
        </table:table-row>
        <table:table-row table:style-name="ro15">
          <table:table-cell table:style-name="ce66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7:.C67])" office:value-type="float" office:value="873.684210526316">
            <text:p>873.6842105263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/>
        </table:table-row>
        <table:table-row table:style-name="ro12">
          <table:table-cell/>
          <table:table-cell table:style-name="ce3" office:value-type="string">
            <text:p>- Movses</text:p>
          </table:table-cell>
          <table:table-cell table:number-columns-repeated="4" office:value-type="string">
            <text:p>-Nai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60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table:number-columns-repeated="4" office:value-type="string">
            <text:p>-Hasmi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Areg</text:p>
          </table:table-cell>
          <table:table-cell table:number-columns-repeated="4" office:value-type="string">
            <text:p>-Areg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30.46783625731">
            <text:p>1630.4678362573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E67])" office:value-type="float" office:value="1633.68421052632">
            <text:p>1633.6842105263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>
            <text:p>1258.6842105263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>
            <text:p>2072.5730994152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67:.E67])" office:value-type="float" office:value="1191.57894736842">
            <text:p>1191.5789473684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];[.E67];[.F67])" office:value-type="float" office:value="1255.99415204678">
            <text:p>1255.9941520468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Smbat</text:p>
          </table:table-cell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>
            <text:p>1640.9941520468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67:.F67])" office:value-type="float" office:value="1198.88888888889">
            <text:p>1198.8888888889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38]/19" office:value-type="float" office:value="442.105263157895">
            <text:p>442.1052631579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20" office:value-type="float" office:value="385">
            <text:p>385</text:p>
          </table:table-cell>
          <table:table-cell table:formula="of:=[.E38]/20" office:value-type="float" office:value="375">
            <text:p>375</text:p>
          </table:table-cell>
          <table:table-cell table:style-name="ce3" table:formula="of:=[.F38]/18" office:value-type="float" office:value="438.888888888889">
            <text:p>438.8888888889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9:.H67])" office:value-type="float" office:value="39700">
            <text:p>39700</text:p>
          </table:table-cell>
          <table:table-cell table:style-name="ce9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5">
          <table:table-cell table:style-name="ce66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13/06/2016</text:p>
          </table:table-cell>
          <table:table-cell office:value-type="float" office:value="9300">
            <text:p>9300</text:p>
          </table:table-cell>
          <table:table-cell office:value-type="float" office:value="9400">
            <text:p>9400</text:p>
          </table:table-cell>
          <table:table-cell office:value-type="float" office:value="10300">
            <text:p>10300</text:p>
          </table:table-cell>
          <table:table-cell office:value-type="float" office:value="9700">
            <text:p>9700</text:p>
          </table:table-cell>
          <table:table-cell office:value-type="float" office:value="9600">
            <text:p>9600</text:p>
          </table:table-cell>
          <table:table-cell table:style-name="ce2" table:formula="of:=SUM([.B71:.F71])" office:value-type="float" office:value="48300">
            <text:p>483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Անժելա</text:p>
          </table:table-cell>
          <table:table-cell/>
          <table:table-cell office:value-type="float" office:value="47000">
            <text:p>47000</text:p>
          </table:table-cell>
          <table:table-cell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E100])" office:value-type="float" office:value="1503.41310541311">
            <text:p>1503.4131054131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office:value-type="string">
            <text:p>+Sergey</text:p>
          </table:table-cell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4" office:value-type="string">
            <text:p>+Sergey</text:p>
          </table:table-cell>
          <table:table-cell/>
          <table:table-cell table:formula="of:=SUM([.B100];[.E100])" office:value-type="float" office:value="731.259259259259">
            <text:p>731.2592592593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3" office:value-type="string">
            <text:p>-Ani</text:p>
          </table:table-cell>
          <table:table-cell office:value-type="string">
            <text:p>-Mane</text:p>
          </table:table-cell>
          <table:table-cell/>
          <table:table-cell table:formula="of:=SUM([.B100];[.C100];[.E100];[.F100])" office:value-type="float" office:value="1491.25925925926">
            <text:p>1491.2592592593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15.41310541311">
            <text:p>1515.4131054131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887.41310541311">
            <text:p>1887.4131054131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E100];[.F100])" office:value-type="float" office:value="1511.41310541311">
            <text:p>1511.4131054131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E100])" office:value-type="float" office:value="359.259259259259">
            <text:p>359.2592592593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F100])" office:value-type="float" office:value="1152.15384615385">
            <text:p>1152.1538461539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];[.D100])" office:value-type="float" office:value="772.153846153846">
            <text:p>772.1538461538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:.F100])" office:value-type="float" office:value="1515.41310541311">
            <text:p>1515.4131054131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71]/25" office:value-type="float" office:value="372">
            <text:p>372</text:p>
          </table:table-cell>
          <table:table-cell table:formula="of:=[.C71]/25" office:value-type="float" office:value="376">
            <text:p>376</text:p>
          </table:table-cell>
          <table:table-cell table:formula="of:=[.D71]/26" office:value-type="float" office:value="396.153846153846">
            <text:p>396.1538461538</text:p>
          </table:table-cell>
          <table:table-cell table:formula="of:=[.E71]/27" office:value-type="float" office:value="359.259259259259">
            <text:p>359.2592592593</text:p>
          </table:table-cell>
          <table:table-cell table:style-name="ce3" table:formula="of:=[.F71]/25" office:value-type="float" office:value="384">
            <text:p>384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table:style-name="Default" office:value-type="string">
            <text:p>Sergey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>
            <text:p>48300</text:p>
          </table:table-cell>
          <table:table-cell table:style-name="ce9"/>
          <table:table-cell table:number-columns-repeated="3"/>
        </table:table-row>
        <table:table-row table:style-name="ro15">
          <table:table-cell table:style-name="ce66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20/06/2016</text:p>
          </table:table-cell>
          <table:table-cell office:value-type="float" office:value="9800">
            <text:p>9800</text:p>
          </table:table-cell>
          <table:table-cell office:value-type="float" office:value="9500">
            <text:p>9500</text:p>
          </table:table-cell>
          <table:table-cell office:value-type="float" office:value="9600">
            <text:p>9600</text:p>
          </table:table-cell>
          <table:table-cell office:value-type="float" office:value="10100">
            <text:p>10100</text:p>
          </table:table-cell>
          <table:table-cell office:value-type="float" office:value="9400">
            <text:p>9400</text:p>
          </table:table-cell>
          <table:table-cell table:style-name="ce2" table:formula="of:=SUM([.B103:.F103])" office:value-type="float" office:value="48400">
            <text:p>484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Արմենուհի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8000">
            <text:p>18000</text:p>
          </table:table-cell>
          <table:table-cell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րեգ</text:p>
          </table:table-cell>
          <table:table-cell/>
          <table:table-cell office:value-type="float" office:value="7000">
            <text:p>7000</text:p>
          </table:table-cell>
          <table:table-cell/>
        </table:table-row>
        <table:table-row table:style-name="ro12">
          <table:table-cell/>
          <table:table-cell table:style-name="ce3" office:value-type="string">
            <text:p>-Sargis</text:p>
          </table:table-cell>
          <table:table-cell table:number-columns-repeated="5"/>
          <table:table-cell table:formula="of:=SUM([.B132:.E132])" office:value-type="float" office:value="1627.46376811594">
            <text:p>1627.463768116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3"/>
          <table:table-cell table:style-name="ce3" office:value-type="string">
            <text:p>-Ani</text:p>
          </table:table-cell>
          <table:table-cell/>
          <table:table-cell office:value-type="string">
            <text:p>-Mher</text:p>
          </table:table-cell>
          <table:table-cell/>
          <table:table-cell table:formula="of:=SUM([.D132:.F132])" office:value-type="float" office:value="1247.82608695652">
            <text:p>1247.8260869565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>
            <text:p>1597.0289855073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office:value-type="string">
            <text:p>-Movses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2"/>
          <table:table-cell office:value-type="string">
            <text:p>-Gena</text:p>
          </table:table-cell>
          <table:table-cell office:value-type="string">
            <text:p>-Armenuhi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Areg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/>
          <table:table-cell office:value-type="string">
            <text:p>-Anjela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>
            <text:p>1636.1594202899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32:.F132])" office:value-type="float" office:value="1627.82608695652">
            <text:p>1627.826086956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E132])" office:value-type="float" office:value="439.130434782609">
            <text:p>439.1304347826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];[.C132];[.E132])" office:value-type="float" office:value="1227.46376811594">
            <text:p>1227.463768116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103]/24" office:value-type="float" office:value="408.333333333333">
            <text:p>408.3333333333</text:p>
          </table:table-cell>
          <table:table-cell table:formula="of:=[.C103]/25" office:value-type="float" office:value="380">
            <text:p>380</text:p>
          </table:table-cell>
          <table:table-cell table:formula="of:=[.D103]/24" office:value-type="float" office:value="400">
            <text:p>400</text:p>
          </table:table-cell>
          <table:table-cell table:formula="of:=[.E103]/23" office:value-type="float" office:value="439.130434782609">
            <text:p>439.1304347826</text:p>
          </table:table-cell>
          <table:table-cell table:style-name="ce3" table:formula="of:=[.F103]/23" office:value-type="float" office:value="408.695652173913">
            <text:p>408.6956521739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104:.H132])" office:value-type="float" office:value="48430.4347826087">
            <text:p>48430.4347826087</text:p>
          </table:table-cell>
          <table:table-cell table:style-name="ce9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5">
          <table:table-cell table:style-name="ce66" office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27/06/2016</text:p>
          </table:table-cell>
          <table:table-cell office:value-type="float" office:value="12900">
            <text:p>12900</text:p>
          </table:table-cell>
          <table:table-cell office:value-type="float" office:value="9300">
            <text:p>9300</text:p>
          </table:table-cell>
          <table:table-cell table:number-columns-repeated="3"/>
          <table:table-cell table:style-name="ce2" table:formula="of:=SUM([.B136:.F136])" office:value-type="float" office:value="22200">
            <text:p>222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65];[.C165];[.D165];[.F165])" office:value-type="float" office:value="925">
            <text:p>925</text:p>
          </table:table-cell>
          <table:table-cell office:value-type="string">
            <text:p>Անժելա</text:p>
          </table:table-cell>
          <table:table-cell office:value-type="float" office:value="9000">
            <text:p>9000</text:p>
          </table:table-cell>
          <table:table-cell table:number-columns-repeated="2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65:.E165])" office:value-type="float" office:value="925">
            <text:p>925</text:p>
          </table:table-cell>
          <table:table-cell office:value-type="string">
            <text:p>Արմենուհի</text:p>
          </table:table-cell>
          <table:table-cell office:value-type="float" office:value="33000">
            <text:p>33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65:.F165])" office:value-type="float" office:value="925">
            <text:p>925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165];[.C165];[.D165];[.F165])" office:value-type="float" office:value="925">
            <text:p>925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65:.E165])" office:value-type="float" office:value="925">
            <text:p>925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165:.F165])" office:value-type="float" office:value="925">
            <text:p>925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65:.F165])" office:value-type="float" office:value="925">
            <text:p>925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65:.F165])" office:value-type="float" office:value="925">
            <text:p>925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3"/>
          <table:table-cell table:style-name="ce3" office:value-type="string">
            <text:p>-Ani</text:p>
          </table:table-cell>
          <table:table-cell/>
          <table:table-cell office:value-type="string">
            <text:p>-Mher</text:p>
          </table:table-cell>
          <table:table-cell/>
          <table:table-cell table:formula="of:=SUM([.B165:.F165])" office:value-type="float" office:value="925">
            <text:p>925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3"/>
          <table:table-cell office:value-type="string">
            <text:p>-Tatev</text:p>
          </table:table-cell>
          <table:table-cell office:value-type="string">
            <text:p>-Marine</text:p>
          </table:table-cell>
          <table:table-cell table:number-columns-repeated="2"/>
          <table:table-cell table:formula="of:=SUM([.C165:.F165])" office:value-type="float" office:value="387.5">
            <text:p>387.5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office:value-type="string">
            <text:p>-Movses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65:.E165])" office:value-type="float" office:value="925">
            <text:p>925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office:value-type="string">
            <text:p>-Hasmik</text:p>
          </table:table-cell>
          <table:table-cell/>
          <table:table-cell office:value-type="string">
            <text:p>-Gena</text:p>
          </table:table-cell>
          <table:table-cell office:value-type="string">
            <text:p>-Armenuhi</text:p>
          </table:table-cell>
          <table:table-cell/>
          <table:table-cell table:formula="of:=SUM([.B165:.F165])" office:value-type="float" office:value="925">
            <text:p>925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Areg</text:p>
          </table:table-cell>
          <table:table-cell table:number-columns-repeated="2"/>
          <table:table-cell table:formula="of:=SUM([.B165:.F165])" office:value-type="float" office:value="925">
            <text:p>925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/>
          <table:table-cell office:value-type="string">
            <text:p>-Anjela</text:p>
          </table:table-cell>
          <table:table-cell table:number-columns-repeated="2"/>
          <table:table-cell table:formula="of:=SUM([.B165:.F165])" office:value-type="float" office:value="925">
            <text:p>925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925">
            <text:p>925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];[.C165];[.E165];[.F165])" office:value-type="float" office:value="925">
            <text:p>925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925">
            <text:p>92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E165])"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925">
            <text:p>925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925">
            <text:p>925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925">
            <text:p>925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925">
            <text:p>925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925">
            <text:p>925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];[.C165];[.E165])" office:value-type="float" office:value="925">
            <text:p>925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925">
            <text:p>925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925">
            <text:p>925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12"/>
        </table:table-row>
        <table:table-row table:style-name="ro12">
          <table:table-cell/>
          <table:table-cell table:formula="of:=[.B136]/24" office:value-type="float" office:value="537.5">
            <text:p>537.5</text:p>
          </table:table-cell>
          <table:table-cell table:formula="of:=[.C136]/24" office:value-type="float" office:value="387.5">
            <text:p>387.5</text:p>
          </table:table-cell>
          <table:table-cell table:formula="of:=[.D136]/24" office:value-type="float" office:value="0">
            <text:p>0</text:p>
          </table:table-cell>
          <table:table-cell table:formula="of:=[.E136]/23" office:value-type="float" office:value="0">
            <text:p>0</text:p>
          </table:table-cell>
          <table:table-cell table:style-name="ce3" table:formula="of:=[.F136]/23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137:.H165])" office:value-type="float" office:value="22587.5">
            <text:p>22587.5</text:p>
          </table:table-cell>
          <table:table-cell table:style-name="ce9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6/28/2016</text:date>, <text:time>10:5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6-28T10:54:57</dc:date>
    <meta:editing-duration>P8DT7H40M30S</meta:editing-duration>
    <meta:editing-cycles>2704</meta:editing-cycles>
    <meta:generator>OpenOffice/4.1.1$Unix OpenOffice.org_project/411m6$Build-9775</meta:generator>
    <dc:creator>Hasmik Dabaghyan</dc:creator>
    <meta:document-statistic meta:table-count="15" meta:cell-count="6801" meta:object-count="0"/>
  </office:meta>
</office:document-meta>
</file>